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ClassWithPrivateEvent.onEvent( PrivateEvent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WithPrivateEventInSuperclass.onEvent( Object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ClassWithPublicAndPrivateEvent.onEvent( String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WithPrivateSuperClass.onEvent( String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FallbackToReflectionTest.testAnonymousSubscrib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FallbackToReflectionTest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FallbackToReflectionTest.testSubscriberExtendingClassWithPrivat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FallbackToReflectionTest.testSubscriberClassWithPublicAndPrivat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FallbackToReflectionTest.testAnonymousSubscriberClassWithPrivate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blicClass.onEvent( Object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FallbackToReflectionTest.EventBusFallbackToReflectio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FallbackToReflectionTest.testSubscriberClassWithPrivat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vateClass.onEvent( Object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FallbackToReflectionTest.testAnonymousSubscriberClassWithPublic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cClassWithPublicAndPrivateEvent.onEvent( PrivateEvent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